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1CC000001CC45D1E3AE.jpg"/>
  <manifest:file-entry manifest:media-type="image/png" manifest:full-path="Pictures/100002010000008000000080193C09FD.png"/>
  <manifest:file-entry manifest:media-type="image/png" manifest:full-path="Pictures/10000000000001C200000151A4DC4FA9.png"/>
  <manifest:file-entry manifest:media-type="image/jpeg" manifest:full-path="Pictures/1000000000000384000003843831B771.jpg"/>
  <manifest:file-entry manifest:media-type="image/png" manifest:full-path="Pictures/100002010000010000000100745A8039.png"/>
  <manifest:file-entry manifest:media-type="image/jpeg" manifest:full-path="Pictures/10000000000001C00000010E21694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2cm" svg:stroke-color="#5c8526" draw:marker-start-width="0.23cm" draw:marker-end-width="0.23cm" draw:fill="none" draw:textarea-vertical-align="middle" draw:auto-grow-height="false" fo:min-height="0.749cm" fo:min-width="0.499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47ff" draw:marker-start-width="0.23cm" draw:marker-end-width="0.23cm" draw:fill="none" draw:fill-color="#00cccc" draw:textarea-vertical-align="middle" draw:auto-grow-height="false" fo:min-height="0.749cm" fo:min-width="0.499cm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5c8526" draw:fill="none" draw:fill-color="#ffffff" draw:textarea-horizontal-align="justify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7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9" style:family="graphic" style:parent-style-name="standard">
      <style:graphic-properties svg:stroke-width="0.03cm" draw:marker-start="Arrow" draw:marker-start-width="0.15cm" draw:marker-end="Arrow" draw:marker-end-width="0.15cm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4c4c4c" draw:marker-start="Arrow" draw:marker-start-width="0.15cm" draw:marker-end="" draw:marker-end-width="0.15cm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draw:marker-start="" draw:marker-start-width="0.15cm" draw:marker-end="Arrow" draw:marker-end-width="0.15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 fo:font-family="'DejaVu Sans Mono'" style:font-family-generic="modern" style:font-pitch="fixed" fo:font-size="4pt" style:font-size-asian="4pt" style:font-size-complex="4pt"/>
    </style:style>
    <style:style style:name="P3" style:family="paragraph">
      <style:paragraph-properties fo:text-align="center"/>
      <style:text-properties fo:color="#5c8526" fo:font-family="'Trebuchet MS'" style:font-family-generic="swiss" style:font-pitch="variable" fo:font-size="6pt" fo:font-weight="bold" style:font-size-asian="6pt" style:font-weight-asian="bold" style:font-size-complex="6pt" style:font-weight-complex="bold"/>
    </style:style>
    <style:style style:name="P4" style:family="paragraph">
      <style:paragraph-properties fo:text-align="center"/>
      <style:text-properties fo:color="#5c8526" fo:font-family="'Trebuchet MS'" style:font-family-generic="swiss" style:font-pitch="variable" fo:font-size="7pt" fo:font-weight="bold" style:font-size-asian="7pt" style:font-weight-asian="bold" style:font-size-complex="7pt" style:font-weight-complex="bold"/>
    </style:style>
    <style:style style:name="P5" style:family="paragraph">
      <style:paragraph-properties fo:text-align="center"/>
      <style:text-properties fo:color="#0047ff" fo:font-family="'Trebuchet MS'" style:font-family-generic="swiss" style:font-pitch="variable" fo:font-size="7pt" fo:font-weight="bold" style:font-size-asian="7pt" style:font-weight-asian="bold" style:font-size-complex="7pt" style:font-weight-complex="bold"/>
    </style:style>
    <style:style style:name="P6" style:family="paragraph">
      <style:paragraph-properties fo:text-align="center"/>
      <style:text-properties fo:color="#0047ff" fo:font-family="'Trebuchet MS'" style:font-family-generic="swiss" style:font-pitch="variable" fo:font-size="6pt" fo:font-weight="bold" style:font-size-asian="6pt" style:font-weight-asian="bold" style:font-size-complex="6pt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fo:font-family="'Trebuchet MS'" style:font-family-generic="swiss" style:font-pitch="variable" fo:font-size="6pt" fo:font-weight="bold" style:font-size-asian="6pt" style:font-weight-asian="bold" style:font-size-complex="6pt" style:font-weight-complex="bold"/>
    </style:style>
    <style:style style:name="P9" style:family="paragraph">
      <style:paragraph-properties fo:text-align="center"/>
      <style:text-properties fo:font-family="'Trebuchet MS'" style:font-family-generic="swiss" style:font-pitch="variable" fo:font-size="5pt" style:font-size-asian="5pt" style:font-size-complex="5pt"/>
    </style:style>
    <style:style style:name="T1" style:family="text">
      <style:text-properties fo:color="#666666" fo:font-family="'DejaVu Sans Mono'" style:font-family-generic="modern" style:font-pitch="fixed" fo:font-size="4pt" style:font-size-asian="4pt" style:font-size-complex="4pt"/>
    </style:style>
    <style:style style:name="T2" style:family="text">
      <style:text-properties fo:color="#5c8526" fo:font-family="'Trebuchet MS'" style:font-family-generic="swiss" style:font-pitch="variable" fo:font-size="6pt" fo:font-weight="bold" style:font-size-asian="6pt" style:font-weight-asian="bold" style:font-size-complex="6pt" style:font-weight-complex="bold"/>
    </style:style>
    <style:style style:name="T3" style:family="text">
      <style:text-properties fo:color="#5c8526" fo:font-family="'Trebuchet MS'" style:font-family-generic="swiss" style:font-pitch="variable" fo:font-size="5pt" fo:font-weight="bold" style:font-size-asian="5pt" style:font-weight-asian="bold" style:font-size-complex="5pt" style:font-weight-complex="bold"/>
    </style:style>
    <style:style style:name="T4" style:family="text">
      <style:text-properties fo:color="#5c8526" fo:font-family="'Trebuchet MS'" style:font-family-generic="swiss" style:font-pitch="variable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0047ff" fo:font-family="'Trebuchet MS'" style:font-family-generic="swiss" style:font-pitch="variable" fo:font-size="7pt" fo:font-weight="bold" style:font-size-asian="7pt" style:font-weight-asian="bold" style:font-size-complex="7pt" style:font-weight-complex="bold"/>
    </style:style>
    <style:style style:name="T6" style:family="text">
      <style:text-properties fo:color="#0047ff" fo:font-family="'Trebuchet MS'" style:font-family-generic="swiss" style:font-pitch="variable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0047ff" fo:font-family="'Trebuchet MS'" style:font-family-generic="swiss" style:font-pitch="variable" fo:font-size="5pt" fo:font-weight="bold" style:font-size-asian="5pt" style:font-weight-asian="bold" style:font-size-complex="5pt" style:font-weight-complex="bold"/>
    </style:style>
    <style:style style:name="T8" style:family="text">
      <style:text-properties fo:font-family="'Trebuchet MS'" style:font-family-generic="swiss" style:font-pitch="variable" fo:font-size="6pt" fo:font-weight="bold" style:font-size-asian="6pt" style:font-weight-asian="bold" style:font-size-complex="6pt" style:font-weight-complex="bold"/>
    </style:style>
    <style:style style:name="T9" style:family="text">
      <style:text-properties fo:font-family="'Trebuchet MS'" style:font-family-generic="swiss" style:font-pitch="variable" fo:font-size="5pt" style:font-size-asian="5pt" style:font-size-complex="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.4cm" svg:height="0.84cm" svg:x="7.6cm" svg:y="4.96cm">
          <draw:image xlink:href="Pictures/10000000000001C00000010E2169412F.jpg" xlink:type="simple" xlink:show="embed" xlink:actuate="onLoad">
            <text:p/>
          </draw:image>
        </draw:frame>
        <draw:frame draw:style-name="gr2" draw:text-style-name="P2" draw:layer="layout" svg:width="2.2cm" svg:height="2.2cm" svg:x="4.3cm" svg:y="3.9cm">
          <draw:image xlink:href="Pictures/10000000000001CC000001CC45D1E3AE.jpg" xlink:type="simple" xlink:show="embed" xlink:actuate="onLoad">
            <text:p text:style-name="P1"><text:span text:style-name="T1"/></text:p>
            <text:p text:style-name="P1"><text:span text:style-name="T1">Prime Sense</text:span></text:p>
            <text:p text:style-name="P1"><text:span text:style-name="T1">PS1080-A1</text:span></text:p>
            <text:p text:style-name="P1"><text:span text:style-name="T1">1909</text:span></text:p>
            <text:p text:style-name="P1"><text:span text:style-name="T1">BP1826</text:span></text:p>
            <text:p text:style-name="P1"><text:span text:style-name="T1">S82111-NNN</text:span></text:p>
          </draw:image>
        </draw:frame>
        <draw:frame draw:style-name="gr1" draw:text-style-name="P1" draw:layer="layout" svg:width="1.4cm" svg:height="1.4cm" svg:x="8.1cm" svg:y="1.1cm">
          <draw:image xlink:href="Pictures/1000000000000384000003843831B771.jpg" xlink:type="simple" xlink:show="embed" xlink:actuate="onLoad">
            <text:p/>
          </draw:image>
        </draw:frame>
        <draw:custom-shape draw:style-name="gr3" draw:text-style-name="P1" draw:layer="layout" svg:width="0.2cm" svg:height="3.8cm" draw:transform="rotate (-1.57079632679579) translate (6.9cm 0.5cm)">
          <text:p/>
          <draw:enhanced-geometry svg:viewBox="0 0 21600 21600" draw:glue-points="21600 0 0 10800 21600 21600" draw:text-areas="13800 ?f9 21600 ?f10" draw:type="left-brace" draw:modifiers="545.540647198106 10791.475927387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2cm" svg:height="2cm" draw:transform="rotate (-1.57079632679579) translate (9.8cm 0.5cm)">
          <text:p/>
          <draw:enhanced-geometry svg:viewBox="0 0 21600 21600" draw:glue-points="21600 0 0 10800 21600 21600" draw:text-areas="13800 ?f9 21600 ?f10" draw:type="left-brace" draw:modifiers="852.773613193403 10676.904619076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2cm" svg:height="0.4cm" svg:x="2.9cm" svg:y="0.7cm">
          <draw:text-box>
            <text:p text:style-name="P1"><text:span text:style-name="T2">Projektor IR</text:span></text:p>
          </draw:text-box>
        </draw:frame>
        <draw:frame draw:style-name="gr1" draw:text-style-name="P1" draw:layer="layout" svg:width="1.4cm" svg:height="1.4cm" svg:x="5.4cm" svg:y="1.1cm">
          <draw:image xlink:href="Pictures/1000000000000384000003843831B771.jpg" xlink:type="simple" xlink:show="embed" xlink:actuate="onLoad">
            <text:p/>
          </draw:image>
        </draw:frame>
        <draw:frame draw:style-name="gr1" draw:text-style-name="P1" draw:layer="layout" svg:width="1.4cm" svg:height="1.4cm" svg:x="3.2cm" svg:y="1.1cm">
          <draw:image xlink:href="Pictures/1000000000000384000003843831B771.jpg" xlink:type="simple" xlink:show="embed" xlink:actuate="onLoad">
            <text:p/>
          </draw:image>
        </draw:frame>
        <draw:frame draw:style-name="gr5" draw:text-style-name="P3" draw:layer="layout" svg:width="2cm" svg:height="0.4cm" svg:x="5.1cm" svg:y="0.7cm">
          <draw:text-box>
            <text:p text:style-name="P1"><text:span text:style-name="T2">Kamera IR</text:span></text:p>
            <text:p text:style-name="P1"><text:span text:style-name="T3">(CMOS)</text:span></text:p>
          </draw:text-box>
        </draw:frame>
        <draw:frame draw:style-name="gr5" draw:text-style-name="P4" draw:layer="layout" svg:width="2cm" svg:height="0.4cm" svg:x="4cm" svg:y="0.1cm">
          <draw:text-box>
            <text:p text:style-name="P1"><text:span text:style-name="T4">Głębia</text:span></text:p>
          </draw:text-box>
        </draw:frame>
        <draw:frame draw:style-name="gr6" draw:text-style-name="P5" draw:layer="layout" svg:width="2cm" svg:height="0.4cm" svg:x="7.8cm" svg:y="0.1cm">
          <draw:text-box>
            <text:p text:style-name="P1"><text:span text:style-name="T5">Kolor</text:span></text:p>
          </draw:text-box>
        </draw:frame>
        <draw:frame draw:style-name="gr6" draw:text-style-name="P6" draw:layer="layout" svg:width="2cm" svg:height="0.4cm" svg:x="7.8cm" svg:y="0.7cm">
          <draw:text-box>
            <text:p text:style-name="P1"><text:span text:style-name="T6">Kamera RGB</text:span></text:p>
            <text:p text:style-name="P1"><text:span text:style-name="T7">(CMOS)</text:span></text:p>
          </draw:text-box>
        </draw:frame>
        <draw:frame draw:style-name="gr6" draw:text-style-name="P8" draw:layer="layout" svg:width="2cm" svg:height="0.4cm" svg:x="0.8cm" svg:y="0.4cm">
          <draw:text-box>
            <text:p text:style-name="P7"><text:span text:style-name="T8">Obowiązkowe</text:span></text:p>
          </draw:text-box>
        </draw:frame>
        <draw:frame draw:style-name="gr6" draw:text-style-name="P8" draw:layer="layout" svg:width="2cm" svg:height="0.4cm" svg:x="0.8cm" svg:y="0.7cm">
          <draw:text-box>
            <text:p text:style-name="P7"><text:span text:style-name="T8">Opcjonalne</text:span></text:p>
          </draw:text-box>
        </draw:frame>
        <draw:custom-shape draw:style-name="gr7" draw:text-style-name="P1" draw:layer="layout" svg:width="0.4cm" svg:height="0.2cm" svg:x="0.3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4cm" svg:height="0.2cm" svg:x="0.3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6.5cm" svg:y1="5.4cm" svg:x2="7.6cm" svg:y2="5.4cm">
          <text:p/>
        </draw:line>
        <draw:polyline draw:style-name="gr10" draw:text-style-name="P1" draw:layer="layout" svg:width="2.478cm" svg:height="2.097cm" draw:transform="rotate (0.038397243543868) translate (6.42298171779228cm 2.59515744391693cm)" svg:viewBox="0 0 2479 2098" draw:points="0,7686 2398,7778 2479,5680">
          <text:p/>
        </draw:polyline>
        <draw:polyline draw:style-name="gr11" draw:text-style-name="P1" draw:layer="layout" svg:width="2.27cm" svg:height="1.898cm" draw:transform="rotate (0.038397243543868) translate (6.43035889582788cm 2.58719081632668cm)" svg:viewBox="0 0 2271 1899" draw:points="0,7478 2198,7563 2271,5664">
          <text:p/>
        </draw:polyline>
        <draw:frame draw:style-name="gr6" draw:text-style-name="P9" draw:layer="layout" svg:width="0.5cm" svg:height="0.255cm" draw:transform="rotate (-1.57079632679579) translate (9.155cm 3.3cm)">
          <draw:text-box>
            <text:p text:style-name="P1"><text:span text:style-name="T9">dane</text:span></text:p>
          </draw:text-box>
        </draw:frame>
        <draw:frame draw:style-name="gr6" draw:text-style-name="P9" draw:layer="layout" svg:width="0.9cm" svg:height="0.255cm" draw:transform="rotate (-1.57079632679579) translate (8.7cm 3.1cm)">
          <draw:text-box>
            <text:p text:style-name="P1"><text:span text:style-name="T9">sterowanie</text:span></text:p>
          </draw:text-box>
        </draw:frame>
        <draw:polyline draw:style-name="gr10" draw:text-style-name="P1" draw:layer="layout" svg:width="0.053cm" svg:height="1.398cm" draw:transform="rotate (0.038397243543868) translate (6.14629668030792cm 2.50206307344141cm)" svg:viewBox="0 0 54 1399" draw:points="0,6871 23,6271 54,5472">
          <text:p/>
        </draw:polyline>
        <draw:polyline draw:style-name="gr11" draw:text-style-name="P1" draw:layer="layout" svg:width="0.053cm" svg:height="1.398cm" draw:transform="rotate (0.038397243543868) translate (5.94629668030792cm 2.50206307344141cm)" svg:viewBox="0 0 54 1399" draw:points="0,6856 23,6256 54,5457">
          <text:p/>
        </draw:polyline>
        <draw:frame draw:style-name="gr6" draw:text-style-name="P9" draw:layer="layout" svg:width="0.5cm" svg:height="0.255cm" draw:transform="rotate (-1.57079632679579) translate (6.455cm 3cm)">
          <draw:text-box>
            <text:p text:style-name="P1"><text:span text:style-name="T9">dane</text:span></text:p>
          </draw:text-box>
        </draw:frame>
        <draw:frame draw:style-name="gr6" draw:text-style-name="P9" draw:layer="layout" svg:width="0.9cm" svg:height="0.255cm" draw:transform="rotate (-1.57079632679579) translate (6cm 2.8cm)">
          <draw:text-box>
            <text:p text:style-name="P1"><text:span text:style-name="T9">sterowanie</text:span></text:p>
          </draw:text-box>
        </draw:frame>
        <draw:polyline draw:style-name="gr11" draw:text-style-name="P1" draw:layer="layout" svg:width="0.399cm" svg:height="1.813cm" draw:transform="rotate (0.038397243543868) translate (3.83095434830763cm 2.50269088251cm)" svg:viewBox="0 0 400 1814" draw:points="400,7110 0,7094 70,5296">
          <text:p/>
        </draw:polyline>
        <draw:frame draw:style-name="gr6" draw:text-style-name="P9" draw:layer="layout" svg:width="0.9cm" svg:height="0.255cm" draw:transform="rotate (-1.57079632679579) translate (3.901cm 3.1cm)">
          <draw:text-box>
            <text:p text:style-name="P1"><text:span text:style-name="T9">sterowanie</text:span></text:p>
          </draw:text-box>
        </draw:frame>
        <draw:frame draw:style-name="gr6" draw:text-style-name="P9" draw:layer="layout" svg:width="1.8cm" svg:height="0.255cm" svg:x="7.4cm" svg:y="5.8cm">
          <draw:text-box>
            <text:p text:style-name="P1"><text:span text:style-name="T9">Pamięć FLASH</text:span></text:p>
          </draw:text-box>
        </draw:frame>
        <draw:frame draw:style-name="gr1" draw:text-style-name="P1" draw:layer="layout" svg:width="0.933cm" svg:height="0.7cm" svg:x="8.9cm" svg:y="6.244cm">
          <draw:image xlink:href="Pictures/10000000000001C200000151A4DC4FA9.png" xlink:type="simple" xlink:show="embed" xlink:actuate="onLoad">
            <text:p/>
          </draw:image>
        </draw:frame>
        <draw:frame draw:style-name="gr6" draw:text-style-name="P9" draw:layer="layout" svg:width="1.8cm" svg:height="0.255cm" svg:x="8.193cm" svg:y="6.131cm">
          <draw:text-box>
            <text:p text:style-name="P1"><text:span text:style-name="T9">Interfejs USB 2.0</text:span></text:p>
          </draw:text-box>
        </draw:frame>
        <draw:polyline draw:style-name="gr11" draw:text-style-name="P1" draw:layer="layout" svg:width="3.796cm" svg:height="0.645cm" draw:transform="rotate (0.038397243543868) translate (5.98085860248177cm 6.10073533831943cm)" svg:viewBox="0 0 3797 646" draw:points="3797,13297 0,13150 19,12652">
          <text:p/>
        </draw:polyline>
        <draw:polyline draw:style-name="gr10" draw:text-style-name="P1" draw:layer="layout" svg:width="1.798cm" svg:height="0.068cm" draw:transform="rotate (0.038397243543868) translate (2.5cm 4.9cm)" svg:viewBox="0 0 1799 69" draw:points="1799,10054 799,10015 0,9985">
          <text:p/>
        </draw:polyline>
        <draw:polyline draw:style-name="gr11" draw:text-style-name="P1" draw:layer="layout" svg:width="1.798cm" svg:height="0.068cm" draw:transform="rotate (0.038397243543868) translate (2.5cm 4.7cm)" svg:viewBox="0 0 1799 69" draw:points="1799,9654 699,9612 0,9585">
          <text:p/>
        </draw:polyline>
        <draw:frame draw:style-name="gr6" draw:text-style-name="P9" draw:layer="layout" svg:width="1cm" svg:height="0.255cm" svg:x="2.9cm" svg:y="4.445cm">
          <draw:text-box>
            <text:p text:style-name="P1"><text:span text:style-name="T9">sterowanie</text:span></text:p>
          </draw:text-box>
        </draw:frame>
        <draw:frame draw:style-name="gr6" draw:text-style-name="P9" draw:layer="layout" svg:width="0.6cm" svg:height="0.255cm" svg:x="3.1cm" svg:y="4.9cm">
          <draw:text-box>
            <text:p text:style-name="P1"><text:span text:style-name="T9">dane</text:span></text:p>
          </draw:text-box>
        </draw:frame>
        <draw:polyline draw:style-name="gr10" draw:text-style-name="P1" draw:layer="layout" svg:width="1.798cm" svg:height="0.068cm" draw:transform="rotate (0.038397243543868) translate (2.5cm 5.9cm)" svg:viewBox="0 0 1799 69" draw:points="1799,12052 799,12014 0,11983">
          <text:p/>
        </draw:polyline>
        <draw:frame draw:style-name="gr6" draw:text-style-name="P9" draw:layer="layout" svg:width="1cm" svg:height="0.255cm" svg:x="2.9cm" svg:y="5.445cm">
          <draw:text-box>
            <text:p text:style-name="P1"><text:span text:style-name="T9">sterowanie</text:span></text:p>
          </draw:text-box>
        </draw:frame>
        <draw:frame draw:style-name="gr6" draw:text-style-name="P9" draw:layer="layout" svg:width="0.6cm" svg:height="0.255cm" svg:x="3.1cm" svg:y="5.9cm">
          <draw:text-box>
            <text:p text:style-name="P1"><text:span text:style-name="T9">dane</text:span></text:p>
          </draw:text-box>
        </draw:frame>
        <draw:polyline draw:style-name="gr11" draw:text-style-name="P1" draw:layer="layout" svg:width="1.798cm" svg:height="0.068cm" draw:transform="rotate (0.038397243543868) translate (2.5cm 5.7cm)" svg:viewBox="0 0 1799 69" draw:points="1799,11653 699,11610 0,11584">
          <text:p/>
        </draw:polyline>
        <draw:frame draw:style-name="gr6" draw:text-style-name="P6" draw:layer="layout" svg:width="1.5cm" svg:height="0.4cm" svg:x="0.4cm" svg:y="5.6cm">
          <draw:text-box>
            <text:p text:style-name="P1"><text:span text:style-name="T7">Głośniki</text:span></text:p>
          </draw:text-box>
        </draw:frame>
        <draw:frame draw:style-name="gr6" draw:text-style-name="P6" draw:layer="layout" svg:width="1.5cm" svg:height="0.4cm" svg:x="0.4cm" svg:y="4.6cm">
          <draw:text-box>
            <text:p text:style-name="P1"><text:span text:style-name="T7">Mikrofony</text:span></text:p>
          </draw:text-box>
        </draw:frame>
        <draw:custom-shape draw:style-name="gr4" draw:text-style-name="P1" draw:layer="layout" svg:width="0.2cm" svg:height="1.8cm" svg:x="0.5cm" svg:y="4.4cm">
          <text:p/>
          <draw:enhanced-geometry svg:viewBox="0 0 21600 21600" draw:glue-points="21600 0 0 10800 21600 21600" draw:text-areas="13800 ?f9 21600 ?f10" draw:type="left-brace" draw:modifiers="852.773613193403 10676.904619076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2cm" svg:height="0.4cm" draw:transform="rotate (1.5707963267946) translate (0.1cm 6.3cm)">
          <draw:text-box>
            <text:p text:style-name="P1"><text:span text:style-name="T5">Dźwięk</text:span></text:p>
          </draw:text-box>
        </draw:frame>
        <draw:path draw:style-name="gr12" draw:text-style-name="P1" draw:layer="layout" svg:width="0.625cm" svg:height="0.413cm" draw:transform="rotate (-1.10706234454098) translate (5.34663224431546cm 6.52664645153162cm)" svg:viewBox="0 0 626 414" svg:d="m0-3337c45-89 402 90 447 0s-134-179-134-179c0 0-168-111-134-179s224 1 224 1c0 0 178 89 223 0">
          <text:p/>
        </draw:path>
        <draw:frame draw:style-name="gr6" draw:text-style-name="P9" draw:layer="layout" svg:width="1.4cm" svg:height="0.4cm" svg:x="3.6cm" svg:y="6.7cm">
          <draw:text-box>
            <text:p text:style-name="P1"><text:span text:style-name="T9">Kwarc 12MHz</text:span></text:p>
          </draw:text-box>
        </draw:frame>
        <draw:polyline draw:style-name="gr11" draw:text-style-name="P1" draw:layer="layout" svg:width="0.018cm" svg:height="0.499cm" draw:transform="rotate (0.038397243543868) translate (5.28082024296712cm 6.10073681194337cm)" svg:viewBox="0 0 19 500" draw:points="0,13098 4,12998 19,12598">
          <text:p/>
        </draw:polyline>
        <draw:frame draw:style-name="gr1" draw:text-style-name="P1" draw:layer="layout" svg:width="0.8cm" svg:height="0.8cm" svg:x="1.6cm" svg:y="4.4cm">
          <draw:image xlink:href="Pictures/100002010000008000000080193C09FD.png" xlink:type="simple" xlink:show="embed" xlink:actuate="onLoad">
            <text:p/>
          </draw:image>
        </draw:frame>
        <draw:frame draw:style-name="gr1" draw:text-style-name="P1" draw:layer="layout" svg:width="0.8cm" svg:height="0.8cm" svg:x="1.6cm" svg:y="5.4cm">
          <draw:image xlink:href="Pictures/100002010000010000000100745A803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6-04T10:08:40</meta:creation-date>
    <dc:date>2011-06-07T17:49:02</dc:date>
    <dc:creator>Maciej Stefańczyk</dc:creator>
    <meta:editing-duration>PT01H02M09S</meta:editing-duration>
    <meta:editing-cycles>4</meta:editing-cycles>
    <meta:generator>OpenOffice.org/3.2$Unix OpenOffice.org_project/320m12$Build-9483</meta:generator>
    <meta:document-statistic meta:object-count="48"/>
  </office:meta>
</office:document-meta>
</file>